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ro1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7.77mm" svg:height="136.12mm" svg:x="92.79mm" svg:y="3.78mm">
            <loext:p draw:notify-on-update-of-ranges="Sheet1.A2:Sheet1.A2 Sheet1.A3:Sheet1.A22 Sheet1.B2:Sheet1.B2 Sheet1.B3:Sheet1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7.68mm" svg:height="136.12mm" svg:x="92.05mm" svg:y="157.39mm">
            <loext:p draw:notify-on-update-of-ranges="Sheet1.A3:Sheet1.A22 Sheet1.C2:Sheet1.C2 Sheet1.C3:Sheet1.C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Time Taken (s)</text:p>
          </table:table-cell>
          <table:covered-table-cell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# Threads</text:p>
          </table:table-cell>
          <table:table-cell table:style-name="ce2" office:value-type="string" calcext:value-type="string">
            <text:p>Matrix Additon</text:p>
          </table:table-cell>
          <table:table-cell table:style-name="ce2" office:value-type="string" calcext:value-type="string">
            <text:p>Array Operation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237" calcext:value-type="float">
            <text:p>0.000237</text:p>
          </table:table-cell>
          <table:table-cell table:style-name="ce3" office:value-type="float" office:value="0.000085" calcext:value-type="float">
            <text:p>0.000085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251" calcext:value-type="float">
            <text:p>0.000251</text:p>
          </table:table-cell>
          <table:table-cell table:style-name="ce3" office:value-type="float" office:value="0.000096" calcext:value-type="float">
            <text:p>0.000096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0208" calcext:value-type="float">
            <text:p>0.000208</text:p>
          </table:table-cell>
          <table:table-cell table:style-name="ce3" office:value-type="float" office:value="0.003833" calcext:value-type="float">
            <text:p>0.003833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0344" calcext:value-type="float">
            <text:p>0.000344</text:p>
          </table:table-cell>
          <table:table-cell table:style-name="ce3" office:value-type="float" office:value="0.000077" calcext:value-type="float">
            <text:p>0.000077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000282" calcext:value-type="float">
            <text:p>0.000282</text:p>
          </table:table-cell>
          <table:table-cell table:style-name="ce3" office:value-type="float" office:value="0.000074" calcext:value-type="float">
            <text:p>0.000074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028" calcext:value-type="float">
            <text:p>0.00028</text:p>
          </table:table-cell>
          <table:table-cell table:style-name="ce3" office:value-type="float" office:value="0.000711" calcext:value-type="float">
            <text:p>0.000711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0277" calcext:value-type="float">
            <text:p>0.000277</text:p>
          </table:table-cell>
          <table:table-cell table:style-name="ce3" office:value-type="float" office:value="0.000118" calcext:value-type="float">
            <text:p>0.000118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0279" calcext:value-type="float">
            <text:p>0.000279</text:p>
          </table:table-cell>
          <table:table-cell table:style-name="ce3" office:value-type="float" office:value="0.000119" calcext:value-type="float">
            <text:p>0.000119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0381" calcext:value-type="float">
            <text:p>0.000381</text:p>
          </table:table-cell>
          <table:table-cell table:style-name="ce3" office:value-type="float" office:value="0.000351" calcext:value-type="float">
            <text:p>0.000351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000352" calcext:value-type="float">
            <text:p>0.000352</text:p>
          </table:table-cell>
          <table:table-cell table:style-name="ce3" office:value-type="float" office:value="0.001071" calcext:value-type="float">
            <text:p>0.001071</text:p>
          </table:table-cell>
          <table:table-cell table:number-columns-repeated="102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000264" calcext:value-type="float">
            <text:p>0.000264</text:p>
          </table:table-cell>
          <table:table-cell table:style-name="ce3" office:value-type="float" office:value="0.001339" calcext:value-type="float">
            <text:p>0.001339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0016" calcext:value-type="float">
            <text:p>0.00016</text:p>
          </table:table-cell>
          <table:table-cell table:style-name="ce3" office:value-type="float" office:value="0.000158" calcext:value-type="float">
            <text:p>0.000158</text:p>
          </table:table-cell>
          <table:table-cell table:number-columns-repeated="102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0.000175" calcext:value-type="float">
            <text:p>0.000175</text:p>
          </table:table-cell>
          <table:table-cell table:style-name="ce3" office:value-type="float" office:value="0.00016" calcext:value-type="float">
            <text:p>0.00016</text:p>
          </table:table-cell>
          <table:table-cell table:number-columns-repeated="102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000171" calcext:value-type="float">
            <text:p>0.000171</text:p>
          </table:table-cell>
          <table:table-cell table:style-name="ce3" office:value-type="float" office:value="0.000149" calcext:value-type="float">
            <text:p>0.000149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00019" calcext:value-type="float">
            <text:p>0.00019</text:p>
          </table:table-cell>
          <table:table-cell table:style-name="ce3" office:value-type="float" office:value="0.000203" calcext:value-type="float">
            <text:p>0.000203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0.000455" calcext:value-type="float">
            <text:p>0.000455</text:p>
          </table:table-cell>
          <table:table-cell table:style-name="ce3" office:value-type="float" office:value="0.0002" calcext:value-type="float">
            <text:p>0.0002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00212" calcext:value-type="float">
            <text:p>0.000212</text:p>
          </table:table-cell>
          <table:table-cell table:style-name="ce3" office:value-type="float" office:value="0.000209" calcext:value-type="float">
            <text:p>0.000209</text:p>
          </table:table-cell>
          <table:table-cell table:number-columns-repeated="102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0.000212" calcext:value-type="float">
            <text:p>0.000212</text:p>
          </table:table-cell>
          <table:table-cell table:style-name="ce3" office:value-type="float" office:value="0.000226" calcext:value-type="float">
            <text:p>0.000226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0.000206" calcext:value-type="float">
            <text:p>0.000206</text:p>
          </table:table-cell>
          <table:table-cell table:style-name="ce3" office:value-type="float" office:value="0.000223" calcext:value-type="float">
            <text:p>0.000223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0.000216" calcext:value-type="float">
            <text:p>0.000216</text:p>
          </table:table-cell>
          <table:table-cell table:style-name="ce3" office:value-type="float" office:value="0.003159" calcext:value-type="float">
            <text:p>0.0031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(1)</text:p>
          </table:table-cell>
          <table:table-cell table:formula="of:=[.B3]" office:value-type="float" office:value="0.000237" calcext:value-type="float">
            <text:p>0.000237</text:p>
          </table:table-cell>
          <table:table-cell table:formula="of:=[.C3]" office:value-type="float" office:value="0.000085" calcext:value-type="float">
            <text:p>0.0000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3:.B22])" office:value-type="float" office:value="0.00016" calcext:value-type="float">
            <text:p>0.00016</text:p>
          </table:table-cell>
          <table:table-cell table:formula="of:=MIN([.C3:.C22])" office:value-type="float" office:value="0.000074" calcext:value-type="float">
            <text:p>0.0000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table:formula="of:=(1-([.B25]/[.B24]))/(1-(1/[.B26]))" office:value-type="float" office:value="0.336097773897861" calcext:value-type="float">
            <text:p>0.3360977739</text:p>
          </table:table-cell>
          <table:table-cell table:formula="of:=(1-([.C25]/[.C24]))/(1-(1/[.C26]))" office:value-type="float" office:value="0.147899159663866" calcext:value-type="float">
            <text:p>0.1478991597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20:55:39.800661411</meta:creation-date>
    <dc:date>2018-08-02T21:03:54.618812635</dc:date>
    <meta:editing-duration>PT8M14S</meta:editing-duration>
    <meta:editing-cycles>1</meta:editing-cycles>
    <meta:document-statistic meta:table-count="1" meta:cell-count="7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78cm" svg:height="13.613cm" xlink:href=".." xlink:type="simple" chart:class="chart:line" chart:style-name="ch1">
        <chart:legend svg:x="19.822cm" svg:y="4.963cm" style:legend-expansion="custom" chartooo:width="3.955cm" chartooo:height="2.142cm" style:legend-expansion-aspect-ratio="1.84640522875817" chart:style-name="ch2"/>
        <chart:plot-area chart:style-name="ch3" table:cell-range-address="Sheet1.A2:Sheet1.B22" chart:data-source-has-labels="both" svg:x="1.555cm" svg:y="0.272cm" svg:width="18.453cm" svg:height="13.068cm">
          <chartooo:coordinate-region svg:x="3.023cm" svg:y="0.471cm" svg:width="16.798cm" svg:height="12.222cm"/>
          <chart:axis chart:dimension="x" chart:name="primary-x" chart:style-name="ch4" chartooo:axis-type="auto">
            <chartooo:date-scale/>
            <chart:categories table:cell-range-address="Sheet1.A3:Sheet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 Additon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0.000237">
                <text:p>0.000237</text:p>
                <draw:g>
                  <svg:desc>Sheet1.B3:Sheet1.B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216">
                <text:p>0.000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69cm" svg:height="13.613cm" xlink:href=".." xlink:type="simple" chart:class="chart:line" chart:style-name="ch1">
        <chart:legend svg:x="19.813cm" svg:y="4.963cm" style:legend-expansion="custom" chartooo:width="3.953cm" chartooo:height="2.142cm" style:legend-expansion-aspect-ratio="1.84547152194211" chart:style-name="ch2"/>
        <chart:plot-area chart:style-name="ch3" table:cell-range-address="Sheet1.A3:Sheet1.A22 Sheet1.C2:Sheet1.C22" chart:data-source-has-labels="both" svg:x="1.737cm" svg:y="0.272cm" svg:width="18.261cm" svg:height="13.068cm">
          <chartooo:coordinate-region svg:x="3.02cm" svg:y="0.471cm" svg:width="16.791cm" svg:height="12.222cm"/>
          <chart:axis chart:dimension="x" chart:name="primary-x" chart:style-name="ch4" chartooo:axis-type="auto">
            <chartooo:date-scale/>
            <chart:categories table:cell-range-address="Sheet1.A3:Sheet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label-cell-address="Sheet1.C2:Sheet1.C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 Operation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0.000085">
                <text:p>0.000085</text:p>
                <draw:g>
                  <svg:desc>Sheet1.C3:Sheet1.C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833">
                <text:p>0.0038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3159">
                <text:p>0.003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